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52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97.9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44.6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48mm" fo:break-before="auto" style:use-optimal-row-height="false"/>
    </style:style>
    <style:style style:name="ro2" style:family="table-row">
      <style:table-row-properties style:row-height="5.0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000000" style:text-underline-style="none"/>
    </style:style>
    <style:style style:name="ce6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8019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330099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"/>
        <table:table-column table:style-name="co7" table:number-columns-repeated="2" table:default-cell-style-name="Default"/>
        <table:table-row table:style-name="ro1">
          <table:table-cell table:style-name="ce1" table:number-columns-spanned="2" table:number-rows-spanned="1"/>
          <table:covered-table-cell table:style-name="ce2"/>
          <table:table-cell table:style-name="ce10" office:value-type="string" calcext:value-type="string" table:number-columns-spanned="2" table:number-rows-spanned="1">
            <text:p>tbl_projetos</text:p>
          </table:table-cell>
          <table:covered-table-cell table:style-name="ce2"/>
          <table:table-cell table:style-name="ce1" table:number-columns-spanned="3" table:number-rows-spanned="1"/>
          <table:covered-table-cell table:number-columns-repeated="2"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id_tbl_projeto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tbl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Esse campo vai armazenar o nome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ntxt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o context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t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o objetivo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t_espe_1_tbl_projetos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sse campo vai armazenar o objetivo especifico 1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t_espe_2_tbl_projetos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sse campo vai armazenar o objetivo especifico 2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t_espe_3_tbl_projetos</text:p>
          </table:table-cell>
          <table:table-cell office:value-type="string" calcext:value-type="string">
            <text:p>VARCHAR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sse campo vai armazenar o objetivo especifico 3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metodo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o métod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relev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a relevânci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mpact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o impact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d_fin_tbl_projetos</text:p>
          </table:table-cell>
          <table:table-cell office:value-type="string" calcext:value-type="string">
            <text:p>VARCHAR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Esse campo vai armazenar o códig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img_tbl_projetos</text:p>
          </table:table-cell>
          <table:table-cell office:value-type="string" calcext:value-type="string">
            <text:p>VARCHAR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sse campo vai armazenar o nome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bl_orientador_id_tbl_orientador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se campo vai armazenar a tabela do orientador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bl_aluno_id_tbl_aluno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se campo vai armazenar a tabela do alun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bl_areas_projetos_id_tbl_areas_projeto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as áreas do projeto </text:p>
          </table:table-cell>
          <table:table-cell table:style-name="ce3" office:value-type="string" calcext:value-type="string">
            <text:p>F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bl_nota_projetos_id_tbl_nota_projetos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se campo vai armazenar a nota do projet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4" office:value-type="string" calcext:value-type="string" table:number-columns-spanned="7" table:number-rows-spanned="1">
            <text:p>tbl_nota_projetos</text:p>
          </table:table-cell>
          <table:covered-table-cell table:number-columns-repeated="2"/>
          <table:covered-table-cell table:number-columns-repeated="3" table:style-name="ce3"/>
          <table:covered-table-cell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d_tbl_nota_projeto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ntx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nota da contextualização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bjetiv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_espe_1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objetivo especifico 1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_espe_2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Esse campo vai armazenar o objetivo especifico 2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obj_espe_3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objetivo especifico 3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metodo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método da not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relev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relevância da not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mpact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impacto da not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cond_fin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nota do cond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img_nota_tbl_nota_projetos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nota do nome da imagem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/>
          <table:table-cell table:style-name="Default"/>
          <table:table-cell table:number-columns-repeated="7"/>
        </table:table-row>
        <table:table-row table:style-name="ro3">
          <table:table-cell table:style-name="ce5" office:value-type="string" calcext:value-type="string" table:number-columns-spanned="7" table:number-rows-spanned="1">
            <text:p>tbl_aluno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style-name="ce2" table:number-columns-repeated="2"/>
        </table:table-row>
        <table:table-row table:style-name="ro3">
          <table:table-cell table:style-name="ce3" office:value-type="string" calcext:value-type="string">
            <text:p>id_tbl_aluno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tbl_aluno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nome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um_tbl_aluno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numer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um_tbl_aluno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table:style-name="ce11" office:value-type="string" calcext:value-type="string">
            <text:p>Esse campo vai armazenar o numero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tbl_turmas_id_tbl_turma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a tabela das turmas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/>
          <table:table-cell table:style-name="Default" table:number-columns-repeated="2"/>
          <table:table-cell table:number-columns-repeated="6"/>
        </table:table-row>
        <table:table-row table:style-name="ro3">
          <table:table-cell table:style-name="ce6" office:value-type="string" calcext:value-type="string" table:number-columns-spanned="7" table:number-rows-spanned="1">
            <text:p>tbl_login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d_tbl_login</text:p>
          </table:table-cell>
          <table:table-cell office:value-type="string" calcext:value-type="string">
            <text:p>IN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login_tbl_logi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login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senha_tbl_logi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senh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rea_tbl_login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a áre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7" office:value-type="string" calcext:value-type="string" table:number-columns-spanned="7" table:number-rows-spanned="1">
            <text:p>tbl_orientador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d_tbl_orientador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tbl_orientado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se campo vai armazenar o nome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area_tbl_orientador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sse campo vai armazenar a área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8" office:value-type="string" calcext:value-type="string" table:number-columns-spanned="7" table:number-rows-spanned="1">
            <text:p>tbl_turmas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d_tbl_turma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tbl_turma</text:p>
          </table:table-cell>
          <table:table-cell office:value-type="string" calcext:value-type="string">
            <text:p>VARCHA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se campo vai armazenar o nome 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3"/>
          <table:table-cell table:number-columns-repeated="3"/>
        </table:table-row>
        <table:table-row table:style-name="ro3">
          <table:table-cell table:style-name="ce9" office:value-type="string" calcext:value-type="string" table:number-columns-spanned="7" table:number-rows-spanned="1">
            <text:p>tbl_areas_projetos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  <table:table-cell table:number-columns-repeated="2"/>
        </table:table-row>
        <table:table-row table:style-name="ro3">
          <table:table-cell table:style-name="ce2" office:value-type="string" calcext:value-type="string">
            <text:p>CAMP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DESCRIÇÃO</text:p>
          </table:table-cell>
          <table:table-cell table:style-name="ce2" office:value-type="string" calcext:value-type="string">
            <text:p>PK/FK/UN</text:p>
          </table:table-cell>
          <table:table-cell table:style-name="ce2" office:value-type="string" calcext:value-type="string">
            <text:p>AUTO-INCREMENTO</text:p>
          </table:table-cell>
          <table:table-cell table:style-name="ce2" office:value-type="string" calcext:value-type="string">
            <text:p>PERMITE NUL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id_tbl_areas_projetos</text:p>
          </table:table-cell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se campo vai armazenar o id </text:p>
          </table:table-cell>
          <table:table-cell table:style-name="ce3" office:value-type="string" calcext:value-type="string">
            <text:p>PK</text:p>
          </table:table-cell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nome_tbl_areas_projetos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se campo vai armazenar o nome</text:p>
          </table:table-cell>
          <table:table-cell/>
          <table:table-cell table:style-name="ce3" office:value-type="string" calcext:value-type="string">
            <text:p>---</text:p>
          </table:table-cell>
          <table:table-cell office:value-type="string" calcext:value-type="string">
            <text:p>NÃO</text:p>
          </table:table-cell>
          <table:table-cell table:number-columns-repeated="2"/>
        </table:table-row>
        <table:table-row table:style-name="ro3" table:number-rows-repeated="104851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01:54.0561261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7:38:18.611484374</meta:creation-date>
    <dc:date>2018-05-16T16:16:26.402678722</dc:date>
    <meta:editing-duration>PT3H12M23S</meta:editing-duration>
    <meta:editing-cycles>20</meta:editing-cycles>
    <meta:generator>LibreOffice/5.1.6.2$Linux_X86_64 LibreOffice_project/10m0$Build-2</meta:generator>
    <meta:document-statistic meta:table-count="1" meta:cell-count="323" meta:object-count="0"/>
  </office:meta>
</office:document-meta>
</file>